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5"/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avitational Wave Club</text:p>
      <text:p text:style-name="Standard"/>
      <text:p text:style-name="P3">2/1/2018</text:p>
      <text:p text:style-name="Standard">Kelly sent a proposal for two post-docs to work on GWs, an astrophysics department manager, and free ACCRE time</text:p>
      <text:p text:style-name="Standard"/>
      <text:p text:style-name="P2">Project Ideas</text:p>
      <text:list xml:id="list813185208798816926" text:style-name="L5">
        <text:list-item>
          <text:p text:style-name="P1">Michela Mapelli took Illustris data and figured out how many BH binaries in LIGO regime are merging together</text:p>
          <text:list>
            <text:list-item>
              <text:p text:style-name="P1">People figured out that as you scale time back, i.e. the binaries are not merging but are orbiting each other, the signal shifts into LISA band</text:p>
              <text:list>
                <text:list-item>
                  <text:p text:style-name="P1">PROJECT: Take data files and calculate sum of strain of mergers</text:p>
                </text:list-item>
              </text:list>
            </text:list-item>
          </text:list>
        </text:list-item>
        <text:list-item>
          <text:p text:style-name="P1">Glenna's seed BHs</text:p>
          <text:list>
            <text:list-item>
              <text:p text:style-name="P1">Have mass and distance</text:p>
              <text:list>
                <text:list-item>
                  <text:p text:style-name="P1">Extract masses and distance, use strain equation, figure out where Glenna's BHs are on the LISA curve</text:p>
                </text:list-item>
              </text:list>
            </text:list-item>
            <text:list-item>
              <text:p text:style-name="P1">SCIENCE QUESTION: What is the signal from stellar origin BHs <text:s/>in LISA band</text:p>
            </text:list-item>
            <text:list-item>
              <text:p text:style-name="P1">SCIENCE QUESTION: Can LISA tell the difference between direct collapse BH formation theories? i.e. between different Jcrit values</text:p>
            </text:list-item>
            <text:list-item>
              <text:p text:style-name="P1">Want to draw from a distribution of mergers (Glenna's data) because we won't see all the mergers because of mission lifetime</text:p>
            </text:list-item>
            <text:list-item>
              <text:p text:style-name="P1">Would have to tile her volume to make whole universe</text:p>
            </text:list-item>
          </text:list>
        </text:list-item>
        <text:list-item>
          <text:p text:style-name="P1">Glenna's seed BHs are missing physics. She is going to fix it.</text:p>
          <text:list>
            <text:list-item>
              <text:p text:style-name="P1">Allow DM halos to merge and find out when they merge</text:p>
            </text:list-item>
            <text:list-item>
              <text:p text:style-name="P1">GW recoil</text:p>
              <text:list>
                <text:list-item>
                  <text:p text:style-name="P1">Different mass BH orbiting, when they merge the final BH is kicked at speed up to 4000 km/s</text:p>
                  <text:list>
                    <text:list-item>
                      <text:p text:style-name="P1">Depend mainly on asymmetry of BHs</text:p>
                    </text:list-item>
                    <text:list-item>
                      <text:p text:style-name="P1">When DM halos merge take the mass ratio of halos, draw from distribution of kick velocities (as a function of spin, say)</text:p>
                    </text:list-item>
                  </text:list>
                </text:list-item>
              </text:list>
            </text:list-item>
            <text:list-item>
              <text:p text:style-name="P1">SCIENCE QUESTION: What effect does recoil have on seed BH growth in Dark Ages (before re-ionization)</text:p>
            </text:list-item>
          </text:list>
        </text:list-item>
        <text:list-item>
          <text:p text:style-name="P1">Same as project 3, but applied to Illustris simulation</text:p>
        </text:list-item>
      </text:list>
      <text:p text:style-name="Standard"/>
      <text:p text:style-name="Standard">Plot strain from Glenna's data file</text:p>
      <text:p text:style-name="Standard"/>
      <text:p text:style-name="Standard">Monochormatic Binarie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m Dunham</meta:initial-creator>
    <meta:creation-date>2018-01-26T14:43:22</meta:creation-date>
    <dc:date>2018-02-01T15:23:32</dc:date>
    <dc:creator>Sam Dunham</dc:creator>
    <meta:editing-duration>PT1H25S</meta:editing-duration>
    <meta:editing-cycles>4</meta:editing-cycles>
    <meta:generator>OpenOffice/4.1.2$Unix OpenOffice.org_project/412m3$Build-9782</meta:generator>
    <meta:document-statistic meta:table-count="0" meta:image-count="0" meta:object-count="0" meta:page-count="1" meta:paragraph-count="24" meta:word-count="288" meta:character-count="1603"/>
  </office:meta>
</office:document-meta>
</file>